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88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cc00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" style:family="table-cell" style:parent-style-name="Default">
      <style:table-cell-properties fo:border-bottom="none" fo:background-color="#ffcc00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#cccc99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cccc99" fo:border-left="0.06pt solid #000000" fo:border-right="none" fo:border-top="none"/>
    </style:style>
    <style:style style:name="ce5" style:family="table-cell" style:parent-style-name="Default">
      <style:table-cell-properties fo:background-color="#ff66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ackground-color="#cccc99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ackground-color="#cccc99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3"/>
        <table:table-column table:style-name="co1" table:number-columns-repeated="4" table:default-cell-style-name="Default"/>
        <table:table-column table:style-name="co1" table:default-cell-style-name="ce11"/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column table:style-name="co1" table:default-cell-style-name="ce11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style-name="ce5" office:value-type="string" calcext:value-type="string" table:number-columns-spanned="6" table:number-rows-spanned="2">
            <text:p>Performance of European vs Asian options</text:p>
          </table:table-cell>
          <table:covered-table-cell table:number-columns-repeated="3"/>
          <table:covered-table-cell table:style-name="Default"/>
          <table:covered-table-cell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covered-table-cell table:number-columns-repeated="4"/>
          <table:covered-table-cell table:style-name="Default"/>
          <table:covered-table-cell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2" table:number-rows-repeated="2"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European Call Prices</text:p>
          </table:table-cell>
          <table:covered-table-cell table:number-columns-repeated="4" table:style-name="ce6"/>
          <table:covered-table-cell table:style-name="ce9"/>
          <table:table-cell/>
          <table:table-cell table:style-name="ce1" office:value-type="string" calcext:value-type="string" table:number-columns-spanned="6" table:number-rows-spanned="1">
            <text:p>Asian Call Prices. Averaging factor: 25% of Maturity</text:p>
          </table:table-cell>
          <table:covered-table-cell table:number-columns-repeated="4" table:style-name="ce6"/>
          <table:covered-table-cell table:style-name="ce9"/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Maturity/Strike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10" calcext:value-type="float">
            <text:p>110</text:p>
          </table:table-cell>
          <table:table-cell table:style-name="ce10" office:value-type="float" office:value="120" calcext:value-type="float">
            <text:p>120</text:p>
          </table:table-cell>
          <table:table-cell/>
          <table:table-cell table:style-name="ce2"/>
          <table:table-cell table:style-name="ce7" office:value-type="float" office:value="80" calcext:value-type="float">
            <text:p>8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10" calcext:value-type="float">
            <text:p>110</text:p>
          </table:table-cell>
          <table:table-cell table:style-name="ce10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19.8326" calcext:value-type="float">
            <text:p>19.8326</text:p>
          </table:table-cell>
          <table:table-cell office:value-type="float" office:value="10.5781" calcext:value-type="float">
            <text:p>10.5781</text:p>
          </table:table-cell>
          <table:table-cell office:value-type="float" office:value="3.9873" calcext:value-type="float">
            <text:p>3.9873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1287" calcext:value-type="float">
            <text:p>0.1287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19.7968" calcext:value-type="float">
            <text:p>19.7968</text:p>
          </table:table-cell>
          <table:table-cell office:value-type="float" office:value="10.3316" calcext:value-type="float">
            <text:p>10.3316</text:p>
          </table:table-cell>
          <table:table-cell office:value-type="float" office:value="3.594" calcext:value-type="float">
            <text:p>3.594</text:p>
          </table:table-cell>
          <table:table-cell office:value-type="float" office:value="0.739" calcext:value-type="float">
            <text:p>0.739</text:p>
          </table:table-cell>
          <table:table-cell office:value-type="float" office:value="0.0532" calcext:value-type="float">
            <text:p>0.0532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0.1753" calcext:value-type="float">
            <text:p>20.1753</text:p>
            <draw:frame table:end-cell-address="Tabelle1.M38" table:end-x="39.97pt" table:end-y="5.5pt" draw:z-index="0" draw:style-name="gr1" draw:text-style-name="P1" svg:width="668.1pt" svg:height="331.17pt" svg:x="14.4pt" svg:y="12.73pt">
              <loext:p draw:notify-on-update-of-ranges="Tabelle1.B5:Tabelle1.B5 Tabelle1.C10:Tabelle1.G10 Tabelle1.I5:Tabelle1.I5 Tabelle1.J10:Tabelle1.N10 Tabelle1.B25:Tabelle1.B25 Tabelle1.C30:Tabelle1.G30 Tabelle1.I25:Tabelle1.I25 Tabelle1.J30:Tabelle1.N30 Tabelle1.B45:Tabelle1.B45 Tabelle1.C50:Tabelle1.G5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11.761" calcext:value-type="float">
            <text:p>11.761</text:p>
          </table:table-cell>
          <table:table-cell office:value-type="float" office:value="5.8237" calcext:value-type="float">
            <text:p>5.8237</text:p>
          </table:table-cell>
          <table:table-cell office:value-type="float" office:value="2.4023" calcext:value-type="float">
            <text:p>2.4023</text:p>
          </table:table-cell>
          <table:table-cell office:value-type="float" office:value="0.7901" calcext:value-type="float">
            <text:p>0.790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9.8522" calcext:value-type="float">
            <text:p>19.8522</text:p>
          </table:table-cell>
          <table:table-cell office:value-type="float" office:value="11.1544" calcext:value-type="float">
            <text:p>11.1544</text:p>
          </table:table-cell>
          <table:table-cell office:value-type="float" office:value="5.0939" calcext:value-type="float">
            <text:p>5.0939</text:p>
          </table:table-cell>
          <table:table-cell office:value-type="float" office:value="1.8073" calcext:value-type="float">
            <text:p>1.8073</text:p>
          </table:table-cell>
          <table:table-cell office:value-type="float" office:value="0.5049" calcext:value-type="float">
            <text:p>0.5049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20.5956" calcext:value-type="float">
            <text:p>20.5956</text:p>
          </table:table-cell>
          <table:table-cell office:value-type="float" office:value="12.6754" calcext:value-type="float">
            <text:p>12.6754</text:p>
          </table:table-cell>
          <table:table-cell office:value-type="float" office:value="6.9308" calcext:value-type="float">
            <text:p>6.9308</text:p>
          </table:table-cell>
          <table:table-cell office:value-type="float" office:value="3.3686" calcext:value-type="float">
            <text:p>3.3686</text:p>
          </table:table-cell>
          <table:table-cell office:value-type="float" office:value="1.425" calcext:value-type="float">
            <text:p>1.4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20.3853" calcext:value-type="float">
            <text:p>20.3853</text:p>
          </table:table-cell>
          <table:table-cell office:value-type="float" office:value="12.306" calcext:value-type="float">
            <text:p>12.306</text:p>
          </table:table-cell>
          <table:table-cell office:value-type="float" office:value="6.4544" calcext:value-type="float">
            <text:p>6.4544</text:p>
          </table:table-cell>
          <table:table-cell office:value-type="float" office:value="2.9479" calcext:value-type="float">
            <text:p>2.9479</text:p>
          </table:table-cell>
          <table:table-cell office:value-type="float" office:value="1.1339" calcext:value-type="float">
            <text:p>1.1339</text:p>
          </table:table-cell>
          <table:table-cell table:number-columns-repeated="6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1.3222" calcext:value-type="float">
            <text:p>21.3222</text:p>
          </table:table-cell>
          <table:table-cell office:value-type="float" office:value="13.8048" calcext:value-type="float">
            <text:p>13.8048</text:p>
          </table:table-cell>
          <table:table-cell office:value-type="float" office:value="8.2139" calcext:value-type="float">
            <text:p>8.2139</text:p>
          </table:table-cell>
          <table:table-cell office:value-type="float" office:value="4.5028" calcext:value-type="float">
            <text:p>4.5028</text:p>
          </table:table-cell>
          <table:table-cell office:value-type="float" office:value="2.2332" calcext:value-type="float">
            <text:p>2.23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.9013" calcext:value-type="float">
            <text:p>20.9013</text:p>
          </table:table-cell>
          <table:table-cell office:value-type="float" office:value="13.12" calcext:value-type="float">
            <text:p>13.12</text:p>
          </table:table-cell>
          <table:table-cell office:value-type="float" office:value="7.4075" calcext:value-type="float">
            <text:p>7.4075</text:p>
          </table:table-cell>
          <table:table-cell office:value-type="float" office:value="3.7536" calcext:value-type="float">
            <text:p>3.7536</text:p>
          </table:table-cell>
          <table:table-cell office:value-type="float" office:value="1.7072" calcext:value-type="float">
            <text:p>1.7072</text:p>
          </table:table-cell>
          <table:table-cell table:number-columns-repeated="6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float" office:value="1.25" calcext:value-type="float">
            <text:p>1.25</text:p>
          </table:table-cell>
          <table:table-cell office:value-type="float" office:value="21.9229" calcext:value-type="float">
            <text:p>21.9229</text:p>
          </table:table-cell>
          <table:table-cell office:value-type="float" office:value="14.6177" calcext:value-type="float">
            <text:p>14.6177</text:p>
          </table:table-cell>
          <table:table-cell office:value-type="float" office:value="9.1229" calcext:value-type="float">
            <text:p>9.1229</text:p>
          </table:table-cell>
          <table:table-cell office:value-type="float" office:value="5.3845" calcext:value-type="float">
            <text:p>5.3845</text:p>
          </table:table-cell>
          <table:table-cell office:value-type="float" office:value="2.9927" calcext:value-type="float">
            <text:p>2.9927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21.5373" calcext:value-type="float">
            <text:p>21.5373</text:p>
          </table:table-cell>
          <table:table-cell office:value-type="float" office:value="14.0125" calcext:value-type="float">
            <text:p>14.0125</text:p>
          </table:table-cell>
          <table:table-cell office:value-type="float" office:value="8.4072" calcext:value-type="float">
            <text:p>8.4072</text:p>
          </table:table-cell>
          <table:table-cell office:value-type="float" office:value="4.6863" calcext:value-type="float">
            <text:p>4.6863</text:p>
          </table:table-cell>
          <table:table-cell office:value-type="float" office:value="2.4437" calcext:value-type="float">
            <text:p>2.4437</text:p>
          </table:table-cell>
          <table:table-cell table:number-columns-repeated="6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float" office:value="1.5" calcext:value-type="float">
            <text:p>1.5</text:p>
          </table:table-cell>
          <table:table-cell office:value-type="float" office:value="22.5341" calcext:value-type="float">
            <text:p>22.5341</text:p>
          </table:table-cell>
          <table:table-cell office:value-type="float" office:value="15.4573" calcext:value-type="float">
            <text:p>15.4573</text:p>
          </table:table-cell>
          <table:table-cell office:value-type="float" office:value="10.1577" calcext:value-type="float">
            <text:p>10.1577</text:p>
          </table:table-cell>
          <table:table-cell office:value-type="float" office:value="6.3964" calcext:value-type="float">
            <text:p>6.3964</text:p>
          </table:table-cell>
          <table:table-cell office:value-type="float" office:value="3.8083" calcext:value-type="float">
            <text:p>3.808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1.9739" calcext:value-type="float">
            <text:p>21.9739</text:p>
          </table:table-cell>
          <table:table-cell office:value-type="float" office:value="14.6613" calcext:value-type="float">
            <text:p>14.6613</text:p>
          </table:table-cell>
          <table:table-cell office:value-type="float" office:value="9.2151" calcext:value-type="float">
            <text:p>9.2151</text:p>
          </table:table-cell>
          <table:table-cell office:value-type="float" office:value="5.4898" calcext:value-type="float">
            <text:p>5.4898</text:p>
          </table:table-cell>
          <table:table-cell office:value-type="float" office:value="3.0415" calcext:value-type="float">
            <text:p>3.0415</text:p>
          </table:table-cell>
          <table:table-cell table:number-columns-repeated="6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float" office:value="1.75" calcext:value-type="float">
            <text:p>1.75</text:p>
          </table:table-cell>
          <table:table-cell office:value-type="float" office:value="22.9652" calcext:value-type="float">
            <text:p>22.9652</text:p>
          </table:table-cell>
          <table:table-cell office:value-type="float" office:value="16.1238" calcext:value-type="float">
            <text:p>16.1238</text:p>
          </table:table-cell>
          <table:table-cell office:value-type="float" office:value="10.8999" calcext:value-type="float">
            <text:p>10.8999</text:p>
          </table:table-cell>
          <table:table-cell office:value-type="float" office:value="7.1613" calcext:value-type="float">
            <text:p>7.1613</text:p>
          </table:table-cell>
          <table:table-cell office:value-type="float" office:value="4.5138" calcext:value-type="float">
            <text:p>4.5138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22.4428" calcext:value-type="float">
            <text:p>22.4428</text:p>
          </table:table-cell>
          <table:table-cell office:value-type="float" office:value="15.3063" calcext:value-type="float">
            <text:p>15.3063</text:p>
          </table:table-cell>
          <table:table-cell office:value-type="float" office:value="9.9943" calcext:value-type="float">
            <text:p>9.9943</text:p>
          </table:table-cell>
          <table:table-cell office:value-type="float" office:value="6.22" calcext:value-type="float">
            <text:p>6.22</text:p>
          </table:table-cell>
          <table:table-cell office:value-type="float" office:value="3.6844" calcext:value-type="float">
            <text:p>3.6844</text:p>
          </table:table-cell>
          <table:table-cell table:number-columns-repeated="6"/>
        </table:table-row>
        <table:table-row table:style-name="ro2">
          <table:table-cell table:number-columns-repeated="20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8" office:value-type="float" office:value="23.2891" calcext:value-type="float">
            <text:p>23.2891</text:p>
          </table:table-cell>
          <table:table-cell table:style-name="ce8" office:value-type="float" office:value="16.8632" calcext:value-type="float">
            <text:p>16.8632</text:p>
          </table:table-cell>
          <table:table-cell table:style-name="ce8" office:value-type="float" office:value="11.8824" calcext:value-type="float">
            <text:p>11.8824</text:p>
          </table:table-cell>
          <table:table-cell table:style-name="ce8" office:value-type="float" office:value="8.1815" calcext:value-type="float">
            <text:p>8.1815</text:p>
          </table:table-cell>
          <table:table-cell table:style-name="ce12" office:value-type="float" office:value="5.5617" calcext:value-type="float">
            <text:p>5.561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8" office:value-type="float" office:value="22.7866" calcext:value-type="float">
            <text:p>22.7866</text:p>
          </table:table-cell>
          <table:table-cell table:style-name="ce8" office:value-type="float" office:value="15.8691" calcext:value-type="float">
            <text:p>15.8691</text:p>
          </table:table-cell>
          <table:table-cell table:style-name="ce8" office:value-type="float" office:value="10.6663" calcext:value-type="float">
            <text:p>10.6663</text:p>
          </table:table-cell>
          <table:table-cell table:style-name="ce8" office:value-type="float" office:value="6.9607" calcext:value-type="float">
            <text:p>6.9607</text:p>
          </table:table-cell>
          <table:table-cell table:style-name="ce12" office:value-type="float" office:value="4.3399" calcext:value-type="float">
            <text:p>4.3399</text:p>
          </table:table-cell>
          <table:table-cell table:number-columns-repeated="6"/>
        </table:table-row>
        <table:table-row table:style-name="ro2" table:number-rows-repeated="2"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Asian Call Prices. Averaging factor: 50% of Maturity</text:p>
          </table:table-cell>
          <table:covered-table-cell table:number-columns-repeated="4"/>
          <table:covered-table-cell table:style-name="Default"/>
          <table:table-cell/>
          <table:table-cell table:style-name="ce1" office:value-type="string" calcext:value-type="string" table:number-columns-spanned="6" table:number-rows-spanned="1">
            <text:p>Asian Call Prices. Averaging factor: 75% of Maturity</text:p>
          </table:table-cell>
          <table:covered-table-cell table:number-columns-repeated="4"/>
          <table:covered-table-cell table:style-name="Default" office:value-type="float" office:value="120" calcext:value-type="float">
            <text:p>120</text:p>
          </table:covered-table-cell>
          <table:table-cell table:number-columns-repeated="6"/>
        </table:table-row>
        <table:table-row table:style-name="ro2">
          <table:table-cell/>
          <table:table-cell table:style-name="ce2"/>
          <table:table-cell table:style-name="ce7" office:value-type="float" office:value="80" calcext:value-type="float">
            <text:p>8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10" calcext:value-type="float">
            <text:p>110</text:p>
          </table:table-cell>
          <table:table-cell table:style-name="ce10" office:value-type="float" office:value="120" calcext:value-type="float">
            <text:p>120</text:p>
          </table:table-cell>
          <table:table-cell/>
          <table:table-cell table:style-name="ce2"/>
          <table:table-cell table:style-name="ce7" office:value-type="float" office:value="80" calcext:value-type="float">
            <text:p>8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10" calcext:value-type="float">
            <text:p>110</text:p>
          </table:table-cell>
          <table:table-cell table:style-name="ce10"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float" office:value="0.25" calcext:value-type="float">
            <text:p>0.25</text:p>
          </table:table-cell>
          <table:table-cell office:value-type="float" office:value="19.8005" calcext:value-type="float">
            <text:p>19.8005</text:p>
          </table:table-cell>
          <table:table-cell office:value-type="float" office:value="10.1599" calcext:value-type="float">
            <text:p>10.1599</text:p>
          </table:table-cell>
          <table:table-cell office:value-type="float" office:value="3.258" calcext:value-type="float">
            <text:p>3.258</text:p>
          </table:table-cell>
          <table:table-cell office:value-type="float" office:value="0.5405" calcext:value-type="float">
            <text:p>0.5405</text:p>
          </table:table-cell>
          <table:table-cell office:value-type="float" office:value="0.0271" calcext:value-type="float">
            <text:p>0.0271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19.8678" calcext:value-type="float">
            <text:p>19.8678</text:p>
          </table:table-cell>
          <table:table-cell office:value-type="float" office:value="10.08" calcext:value-type="float">
            <text:p>10.08</text:p>
          </table:table-cell>
          <table:table-cell office:value-type="float" office:value="2.9065" calcext:value-type="float">
            <text:p>2.9065</text:p>
          </table:table-cell>
          <table:table-cell office:value-type="float" office:value="0.3349" calcext:value-type="float">
            <text:p>0.3349</text:p>
          </table:table-cell>
          <table:table-cell office:value-type="float" office:value="0.0134" calcext:value-type="float">
            <text:p>0.0134</text:p>
          </table:table-cell>
          <table:table-cell table:number-columns-repeated="6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float" office:value="0.5" calcext:value-type="float">
            <text:p>0.5</text:p>
          </table:table-cell>
          <table:table-cell office:value-type="float" office:value="19.8184" calcext:value-type="float">
            <text:p>19.8184</text:p>
          </table:table-cell>
          <table:table-cell office:value-type="float" office:value="10.7876" calcext:value-type="float">
            <text:p>10.7876</text:p>
          </table:table-cell>
          <table:table-cell office:value-type="float" office:value="4.5106" calcext:value-type="float">
            <text:p>4.5106</text:p>
          </table:table-cell>
          <table:table-cell office:value-type="float" office:value="1.3397" calcext:value-type="float">
            <text:p>1.3397</text:p>
          </table:table-cell>
          <table:table-cell office:value-type="float" office:value="0.3039" calcext:value-type="float">
            <text:p>0.3039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9.7756" calcext:value-type="float">
            <text:p>19.7756</text:p>
          </table:table-cell>
          <table:table-cell office:value-type="float" office:value="10.4633" calcext:value-type="float">
            <text:p>10.4633</text:p>
          </table:table-cell>
          <table:table-cell office:value-type="float" office:value="3.9391" calcext:value-type="float">
            <text:p>3.9391</text:p>
          </table:table-cell>
          <table:table-cell office:value-type="float" office:value="0.9485" calcext:value-type="float">
            <text:p>0.9485</text:p>
          </table:table-cell>
          <table:table-cell office:value-type="float" office:value="0.1489" calcext:value-type="float">
            <text:p>0.1489</text:p>
          </table:table-cell>
          <table:table-cell table:number-columns-repeated="6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float" office:value="0.75" calcext:value-type="float">
            <text:p>0.75</text:p>
          </table:table-cell>
          <table:table-cell office:value-type="float" office:value="20.0946" calcext:value-type="float">
            <text:p>20.0946</text:p>
          </table:table-cell>
          <table:table-cell office:value-type="float" office:value="11.7011" calcext:value-type="float">
            <text:p>11.7011</text:p>
          </table:table-cell>
          <table:table-cell office:value-type="float" office:value="5.7255" calcext:value-type="float">
            <text:p>5.7255</text:p>
          </table:table-cell>
          <table:table-cell office:value-type="float" office:value="2.3453" calcext:value-type="float">
            <text:p>2.3453</text:p>
          </table:table-cell>
          <table:table-cell office:value-type="float" office:value="0.7725" calcext:value-type="float">
            <text:p>0.77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19.9308" calcext:value-type="float">
            <text:p>19.9308</text:p>
          </table:table-cell>
          <table:table-cell office:value-type="float" office:value="11.0943" calcext:value-type="float">
            <text:p>11.0943</text:p>
          </table:table-cell>
          <table:table-cell office:value-type="float" office:value="4.9441" calcext:value-type="float">
            <text:p>4.9441</text:p>
          </table:table-cell>
          <table:table-cell office:value-type="float" office:value="1.6697" calcext:value-type="float">
            <text:p>1.6697</text:p>
          </table:table-cell>
          <table:table-cell office:value-type="float" office:value="0.4396" calcext:value-type="float">
            <text:p>0.4396</text:p>
          </table:table-cell>
          <table:table-cell table:number-columns-repeated="6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0.5053" calcext:value-type="float">
            <text:p>20.5053</text:p>
          </table:table-cell>
          <table:table-cell office:value-type="float" office:value="12.4735" calcext:value-type="float">
            <text:p>12.4735</text:p>
          </table:table-cell>
          <table:table-cell office:value-type="float" office:value="6.6296" calcext:value-type="float">
            <text:p>6.6296</text:p>
          </table:table-cell>
          <table:table-cell office:value-type="float" office:value="3.1071" calcext:value-type="float">
            <text:p>3.1071</text:p>
          </table:table-cell>
          <table:table-cell office:value-type="float" office:value="1.223" calcext:value-type="float">
            <text:p>1.2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.1565" calcext:value-type="float">
            <text:p>20.1565</text:p>
          </table:table-cell>
          <table:table-cell office:value-type="float" office:value="11.7201" calcext:value-type="float">
            <text:p>11.7201</text:p>
          </table:table-cell>
          <table:table-cell office:value-type="float" office:value="5.7155" calcext:value-type="float">
            <text:p>5.7155</text:p>
          </table:table-cell>
          <table:table-cell office:value-type="float" office:value="2.3107" calcext:value-type="float">
            <text:p>2.3107</text:p>
          </table:table-cell>
          <table:table-cell office:value-type="float" office:value="0.7322" calcext:value-type="float">
            <text:p>0.7322</text:p>
          </table:table-cell>
          <table:table-cell table:number-columns-repeated="6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float" office:value="1.25" calcext:value-type="float">
            <text:p>1.25</text:p>
          </table:table-cell>
          <table:table-cell office:value-type="float" office:value="20.981" calcext:value-type="float">
            <text:p>20.981</text:p>
          </table:table-cell>
          <table:table-cell office:value-type="float" office:value="13.2139" calcext:value-type="float">
            <text:p>13.2139</text:p>
          </table:table-cell>
          <table:table-cell office:value-type="float" office:value="7.4841" calcext:value-type="float">
            <text:p>7.4841</text:p>
          </table:table-cell>
          <table:table-cell office:value-type="float" office:value="3.8394" calcext:value-type="float">
            <text:p>3.8394</text:p>
            <draw:frame table:end-cell-address="Tabelle1.Q64" table:end-x="3.15pt" table:end-y="1.39pt" draw:z-index="1" draw:style-name="gr1" draw:text-style-name="P1" svg:width="668.07pt" svg:height="331.17pt" svg:x="41.84pt" svg:y="11.03pt">
              <loext:p draw:notify-on-update-of-ranges="Tabelle1.B5:Tabelle1.B5 Tabelle1.C22:Tabelle1.G22 Tabelle1.I5:Tabelle1.I5 Tabelle1.J22:Tabelle1.N22 Tabelle1.B25:Tabelle1.B25 Tabelle1.C42:Tabelle1.G42 Tabelle1.I25:Tabelle1.I25 Tabelle1.J42:Tabelle1.N42 Tabelle1.B45:Tabelle1.B45 Tabelle1.C62:Tabelle1.G62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office:value-type="float" office:value="1.7996" calcext:value-type="float">
            <text:p>1.7996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20.4724" calcext:value-type="float">
            <text:p>20.4724</text:p>
          </table:table-cell>
          <table:table-cell office:value-type="float" office:value="12.3636" calcext:value-type="float">
            <text:p>12.3636</text:p>
          </table:table-cell>
          <table:table-cell office:value-type="float" office:value="6.482" calcext:value-type="float">
            <text:p>6.482</text:p>
          </table:table-cell>
          <table:table-cell office:value-type="float" office:value="2.9493" calcext:value-type="float">
            <text:p>2.9493</text:p>
          </table:table-cell>
          <table:table-cell office:value-type="float" office:value="1.1674" calcext:value-type="float">
            <text:p>1.1674</text:p>
          </table:table-cell>
          <table:table-cell table:number-columns-repeated="6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float" office:value="1.5" calcext:value-type="float">
            <text:p>1.5</text:p>
          </table:table-cell>
          <table:table-cell office:value-type="float" office:value="21.4132" calcext:value-type="float">
            <text:p>21.4132</text:p>
          </table:table-cell>
          <table:table-cell office:value-type="float" office:value="13.8192" calcext:value-type="float">
            <text:p>13.8192</text:p>
          </table:table-cell>
          <table:table-cell office:value-type="float" office:value="8.1743" calcext:value-type="float">
            <text:p>8.1743</text:p>
          </table:table-cell>
          <table:table-cell office:value-type="float" office:value="4.4815" calcext:value-type="float">
            <text:p>4.4815</text:p>
          </table:table-cell>
          <table:table-cell office:value-type="float" office:value="2.284" calcext:value-type="float">
            <text:p>2.28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0.78" calcext:value-type="float">
            <text:p>20.78</text:p>
          </table:table-cell>
          <table:table-cell office:value-type="float" office:value="12.8927" calcext:value-type="float">
            <text:p>12.8927</text:p>
          </table:table-cell>
          <table:table-cell office:value-type="float" office:value="7.0959" calcext:value-type="float">
            <text:p>7.0959</text:p>
          </table:table-cell>
          <table:table-cell office:value-type="float" office:value="3.5005" calcext:value-type="float">
            <text:p>3.5005</text:p>
          </table:table-cell>
          <table:table-cell office:value-type="float" office:value="1.5547" calcext:value-type="float">
            <text:p>1.5547</text:p>
          </table:table-cell>
          <table:table-cell table:number-columns-repeated="6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float" office:value="1.75" calcext:value-type="float">
            <text:p>1.75</text:p>
          </table:table-cell>
          <table:table-cell office:value-type="float" office:value="21.8242" calcext:value-type="float">
            <text:p>21.8242</text:p>
          </table:table-cell>
          <table:table-cell office:value-type="float" office:value="14.4176" calcext:value-type="float">
            <text:p>14.4176</text:p>
          </table:table-cell>
          <table:table-cell office:value-type="float" office:value="8.9043" calcext:value-type="float">
            <text:p>8.9043</text:p>
          </table:table-cell>
          <table:table-cell office:value-type="float" office:value="5.1945" calcext:value-type="float">
            <text:p>5.1945</text:p>
          </table:table-cell>
          <table:table-cell office:value-type="float" office:value="2.831" calcext:value-type="float">
            <text:p>2.831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21.1094" calcext:value-type="float">
            <text:p>21.1094</text:p>
          </table:table-cell>
          <table:table-cell office:value-type="float" office:value="13.3783" calcext:value-type="float">
            <text:p>13.3783</text:p>
          </table:table-cell>
          <table:table-cell office:value-type="float" office:value="7.6572" calcext:value-type="float">
            <text:p>7.6572</text:p>
          </table:table-cell>
          <table:table-cell office:value-type="float" office:value="4.0557" calcext:value-type="float">
            <text:p>4.0557</text:p>
          </table:table-cell>
          <table:table-cell office:value-type="float" office:value="1.9404" calcext:value-type="float">
            <text:p>1.9404</text:p>
          </table:table-cell>
          <table:table-cell table:number-columns-repeated="6"/>
        </table:table-row>
        <table:table-row table:style-name="ro2">
          <table:table-cell table:number-columns-repeated="20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8" office:value-type="float" office:value="22.1371" calcext:value-type="float">
            <text:p>22.1371</text:p>
          </table:table-cell>
          <table:table-cell table:style-name="ce8" office:value-type="float" office:value="14.9002" calcext:value-type="float">
            <text:p>14.9002</text:p>
          </table:table-cell>
          <table:table-cell table:style-name="ce8" office:value-type="float" office:value="9.5493" calcext:value-type="float">
            <text:p>9.5493</text:p>
          </table:table-cell>
          <table:table-cell table:style-name="ce8" office:value-type="float" office:value="5.8347" calcext:value-type="float">
            <text:p>5.8347</text:p>
          </table:table-cell>
          <table:table-cell table:style-name="ce12" office:value-type="float" office:value="3.3464" calcext:value-type="float">
            <text:p>3.3464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8" office:value-type="float" office:value="21.3825" calcext:value-type="float">
            <text:p>21.3825</text:p>
          </table:table-cell>
          <table:table-cell table:style-name="ce8" office:value-type="float" office:value="13.8094" calcext:value-type="float">
            <text:p>13.8094</text:p>
          </table:table-cell>
          <table:table-cell table:style-name="ce8" office:value-type="float" office:value="8.2124" calcext:value-type="float">
            <text:p>8.2124</text:p>
          </table:table-cell>
          <table:table-cell table:style-name="ce8" office:value-type="float" office:value="4.5823" calcext:value-type="float">
            <text:p>4.5823</text:p>
          </table:table-cell>
          <table:table-cell table:style-name="ce12" office:value-type="float" office:value="2.3426" calcext:value-type="float">
            <text:p>2.3426</text:p>
          </table:table-cell>
          <table:table-cell table:number-columns-repeated="6"/>
        </table:table-row>
        <table:table-row table:style-name="ro2" table:number-rows-repeated="2"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Asian Call Prices. Averaging factor: 100% of Maturity</text:p>
          </table:table-cell>
          <table:covered-table-cell table:number-columns-repeated="4"/>
          <table:covered-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2">
          <table:table-cell/>
          <table:table-cell table:style-name="ce2"/>
          <table:table-cell table:style-name="ce7" office:value-type="float" office:value="80" calcext:value-type="float">
            <text:p>8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10" calcext:value-type="float">
            <text:p>110</text:p>
          </table:table-cell>
          <table:table-cell table:style-name="ce10" office:value-type="float" office:value="120" calcext:value-type="float">
            <text:p>120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2">
          <table:table-cell table:number-columns-repeated="8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2">
          <table:table-cell/>
          <table:table-cell office:value-type="float" office:value="0.25" calcext:value-type="float">
            <text:p>0.25</text:p>
          </table:table-cell>
          <table:table-cell office:value-type="float" office:value="19.8605" calcext:value-type="float">
            <text:p>19.8605</text:p>
          </table:table-cell>
          <table:table-cell office:value-type="float" office:value="9.934" calcext:value-type="float">
            <text:p>9.934</text:p>
          </table:table-cell>
          <table:table-cell office:value-type="float" office:value="2.301" calcext:value-type="float">
            <text:p>2.301</text:p>
          </table:table-cell>
          <table:table-cell office:value-type="float" office:value="0.1174" calcext:value-type="float">
            <text:p>0.1174</text:p>
          </table:table-cell>
          <table:table-cell office:value-type="float" office:value="0.0024" calcext:value-type="float">
            <text:p>0.0024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2">
          <table:table-cell table:number-columns-repeated="8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2">
          <table:table-cell/>
          <table:table-cell office:value-type="float" office:value="0.5" calcext:value-type="float">
            <text:p>0.5</text:p>
          </table:table-cell>
          <table:table-cell office:value-type="float" office:value="19.7894" calcext:value-type="float">
            <text:p>19.7894</text:p>
          </table:table-cell>
          <table:table-cell office:value-type="float" office:value="10.1407" calcext:value-type="float">
            <text:p>10.1407</text:p>
          </table:table-cell>
          <table:table-cell office:value-type="float" office:value="3.2103" calcext:value-type="float">
            <text:p>3.2103</text:p>
          </table:table-cell>
          <table:table-cell office:value-type="float" office:value="0.5115" calcext:value-type="float">
            <text:p>0.5115</text:p>
          </table:table-cell>
          <table:table-cell office:value-type="float" office:value="0.0347" calcext:value-type="float">
            <text:p>0.0347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19.8541" calcext:value-type="float">
            <text:p>19.8541</text:p>
          </table:table-cell>
          <table:table-cell office:value-type="float" office:value="10.5241" calcext:value-type="float">
            <text:p>10.5241</text:p>
          </table:table-cell>
          <table:table-cell office:value-type="float" office:value="4.0325" calcext:value-type="float">
            <text:p>4.0325</text:p>
          </table:table-cell>
          <table:table-cell office:value-type="float" office:value="1.0075" calcext:value-type="float">
            <text:p>1.0075</text:p>
          </table:table-cell>
          <table:table-cell office:value-type="float" office:value="0.1673" calcext:value-type="float">
            <text:p>0.1673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.9639" calcext:value-type="float">
            <text:p>19.9639</text:p>
          </table:table-cell>
          <table:table-cell office:value-type="float" office:value="10.9506" calcext:value-type="float">
            <text:p>10.9506</text:p>
          </table:table-cell>
          <table:table-cell office:value-type="float" office:value="4.6782" calcext:value-type="float">
            <text:p>4.6782</text:p>
          </table:table-cell>
          <table:table-cell office:value-type="float" office:value="1.478" calcext:value-type="float">
            <text:p>1.478</text:p>
          </table:table-cell>
          <table:table-cell office:value-type="float" office:value="0.3225" calcext:value-type="float">
            <text:p>0.3225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2">
          <table:table-cell/>
          <table:table-cell office:value-type="float" office:value="1.25" calcext:value-type="float">
            <text:p>1.25</text:p>
          </table:table-cell>
          <table:table-cell office:value-type="float" office:value="20.1112" calcext:value-type="float">
            <text:p>20.1112</text:p>
          </table:table-cell>
          <table:table-cell office:value-type="float" office:value="11.4045" calcext:value-type="float">
            <text:p>11.4045</text:p>
          </table:table-cell>
          <table:table-cell office:value-type="float" office:value="5.2718" calcext:value-type="float">
            <text:p>5.2718</text:p>
          </table:table-cell>
          <table:table-cell office:value-type="float" office:value="1.9633" calcext:value-type="float">
            <text:p>1.9633</text:p>
          </table:table-cell>
          <table:table-cell office:value-type="float" office:value="0.5508" calcext:value-type="float">
            <text:p>0.5508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2">
          <table:table-cell table:number-columns-repeated="8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2">
          <table:table-cell/>
          <table:table-cell office:value-type="float" office:value="1.5" calcext:value-type="float">
            <text:p>1.5</text:p>
          </table:table-cell>
          <table:table-cell office:value-type="float" office:value="20.2642" calcext:value-type="float">
            <text:p>20.2642</text:p>
          </table:table-cell>
          <table:table-cell office:value-type="float" office:value="11.8193" calcext:value-type="float">
            <text:p>11.8193</text:p>
          </table:table-cell>
          <table:table-cell office:value-type="float" office:value="5.781" calcext:value-type="float">
            <text:p>5.781</text:p>
          </table:table-cell>
          <table:table-cell office:value-type="float" office:value="2.3872" calcext:value-type="float">
            <text:p>2.3872</text:p>
          </table:table-cell>
          <table:table-cell office:value-type="float" office:value="0.8049" calcext:value-type="float">
            <text:p>0.8049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2">
          <table:table-cell table:number-columns-repeated="8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2">
          <table:table-cell/>
          <table:table-cell office:value-type="float" office:value="1.75" calcext:value-type="float">
            <text:p>1.75</text:p>
          </table:table-cell>
          <table:table-cell office:value-type="float" office:value="20.4375" calcext:value-type="float">
            <text:p>20.4375</text:p>
          </table:table-cell>
          <table:table-cell office:value-type="float" office:value="12.1971" calcext:value-type="float">
            <text:p>12.1971</text:p>
          </table:table-cell>
          <table:table-cell office:value-type="float" office:value="6.2396" calcext:value-type="float">
            <text:p>6.2396</text:p>
          </table:table-cell>
          <table:table-cell office:value-type="float" office:value="2.8063" calcext:value-type="float">
            <text:p>2.8063</text:p>
          </table:table-cell>
          <table:table-cell office:value-type="float" office:value="1.0674" calcext:value-type="float">
            <text:p>1.0674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2">
          <table:table-cell table:number-columns-repeated="8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8" office:value-type="float" office:value="20.6034" calcext:value-type="float">
            <text:p>20.6034</text:p>
          </table:table-cell>
          <table:table-cell table:style-name="ce8" office:value-type="float" office:value="12.5276" calcext:value-type="float">
            <text:p>12.5276</text:p>
          </table:table-cell>
          <table:table-cell table:style-name="ce8" office:value-type="float" office:value="6.685" calcext:value-type="float">
            <text:p>6.685</text:p>
          </table:table-cell>
          <table:table-cell table:style-name="ce8" office:value-type="float" office:value="3.2254" calcext:value-type="float">
            <text:p>3.2254</text:p>
          </table:table-cell>
          <table:table-cell table:style-name="ce12" office:value-type="float" office:value="1.3522" calcext:value-type="float">
            <text:p>1.3522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6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name-asian="Tahoma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/00/0000</text:date>, <text:time style:data-style-name="N2" text:time-value="13:30:21.039027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6T10:52:57</meta:creation-date>
    <dc:date>2016-06-16T17:42:17.091529000</dc:date>
    <meta:editing-duration>PT4H58M15S</meta:editing-duration>
    <meta:editing-cycles>5</meta:editing-cycles>
    <meta:generator>LibreOffice/5.1.3.2$MacOSX_X86_64 LibreOffice_project/644e4637d1d8544fd9f56425bd6cec110e49301b</meta:generator>
    <meta:document-statistic meta:table-count="3" meta:cell-count="2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data-label-number="value" chart:data-label-text="false" chart:data-label-symbol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chart-properties chart:solid-type="cuboid" chart:data-label-number="none" chart:data-label-text="false" chart:data-label-symbol="false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57cm" svg:height="11.684cm" xlink:href=".." xlink:type="simple" chart:class="chart:line" chart:style-name="ch1">
        <chart:title svg:x="4.712cm" svg:y="0.368cm" chart:style-name="ch2">
          <text:p>European vs Asian; maturity 0.5, various strikes and averaging factor</text:p>
        </chart:title>
        <chart:legend chart:legend-position="end" svg:x="15.335cm" svg:y="3.766cm" style:legend-expansion="high" chart:style-name="ch3"/>
        <chart:plot-area chart:style-name="ch4" table:cell-range-address="Tabelle1.B5:Tabelle1.B5 Tabelle1.C10:Tabelle1.G10 Tabelle1.I5:Tabelle1.I5 Tabelle1.J10:Tabelle1.N10 Tabelle1.B25:Tabelle1.B25 Tabelle1.C30:Tabelle1.G30 Tabelle1.I25:Tabelle1.I25 Tabelle1.J30:Tabelle1.N30 Tabelle1.B45:Tabelle1.B45 Tabelle1.C50:Tabelle1.G50" chart:data-source-has-labels="column" svg:x="1.465cm" svg:y="0.867cm" svg:width="13.168cm" svg:height="9.931cm">
          <chartooo:coordinate-region svg:x="2.09cm" svg:y="1.066cm" svg:width="12.453cm" svg:height="9.08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abelle1.C10:Tabelle1.G10" chart:label-cell-address="Tabelle1.B5:Tabelle1.B5" chart:class="chart:line">
            <chart:data-point chart:repeated="5"/>
          </chart:series>
          <chart:series chart:style-name="ch8" chart:values-cell-range-address="Tabelle1.J10:Tabelle1.N10" chart:label-cell-address="Tabelle1.I5:Tabelle1.I5" chart:class="chart:line">
            <chart:data-point chart:repeated="5"/>
          </chart:series>
          <chart:series chart:style-name="ch9" chart:values-cell-range-address="Tabelle1.C30:Tabelle1.G30" chart:label-cell-address="Tabelle1.B25:Tabelle1.B25" chart:class="chart:line">
            <chart:data-point chart:style-name="ch10" chart:repeated="5"/>
          </chart:series>
          <chart:series chart:style-name="ch11" chart:values-cell-range-address="Tabelle1.J30:Tabelle1.N30" chart:label-cell-address="Tabelle1.I25:Tabelle1.I25" chart:class="chart:line">
            <chart:data-point chart:repeated="5"/>
          </chart:series>
          <chart:series chart:style-name="ch12" chart:values-cell-range-address="Tabelle1.C50:Tabelle1.G50" chart:label-cell-address="Tabelle1.B45:Tabelle1.B45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European Call Prices</text:p>
                <draw:g>
                  <svg:desc>Tabelle1.B5:Tabelle1.B5</svg:desc>
                </draw:g>
              </table:table-cell>
              <table:table-cell office:value-type="float" office:value="20.1753">
                <text:p>20.1753</text:p>
                <draw:g>
                  <svg:desc>Tabelle1.C10:Tabelle1.G10</svg:desc>
                </draw:g>
              </table:table-cell>
              <table:table-cell office:value-type="float" office:value="11.761">
                <text:p>11.761</text:p>
              </table:table-cell>
              <table:table-cell office:value-type="float" office:value="5.8237">
                <text:p>5.8237</text:p>
              </table:table-cell>
              <table:table-cell office:value-type="float" office:value="2.4023">
                <text:p>2.4023</text:p>
              </table:table-cell>
              <table:table-cell office:value-type="float" office:value="0.7901">
                <text:p>0.7901</text:p>
              </table:table-cell>
            </table:table-row>
            <table:table-row>
              <table:table-cell office:value-type="string">
                <text:p>Asian Call Prices. Averaging factor: 25% of Maturity</text:p>
                <draw:g>
                  <svg:desc>Tabelle1.I5:Tabelle1.I5</svg:desc>
                </draw:g>
              </table:table-cell>
              <table:table-cell office:value-type="float" office:value="19.8522">
                <text:p>19.8522</text:p>
                <draw:g>
                  <svg:desc>Tabelle1.J10:Tabelle1.N10</svg:desc>
                </draw:g>
              </table:table-cell>
              <table:table-cell office:value-type="float" office:value="11.1544">
                <text:p>11.1544</text:p>
              </table:table-cell>
              <table:table-cell office:value-type="float" office:value="5.0939">
                <text:p>5.0939</text:p>
              </table:table-cell>
              <table:table-cell office:value-type="float" office:value="1.8073">
                <text:p>1.8073</text:p>
              </table:table-cell>
              <table:table-cell office:value-type="float" office:value="0.5049">
                <text:p>0.5049</text:p>
              </table:table-cell>
            </table:table-row>
            <table:table-row>
              <table:table-cell office:value-type="string">
                <text:p>Asian Call Prices. Averaging factor: 50% of Maturity</text:p>
                <draw:g>
                  <svg:desc>Tabelle1.B25:Tabelle1.B25</svg:desc>
                </draw:g>
              </table:table-cell>
              <table:table-cell office:value-type="float" office:value="19.8184">
                <text:p>19.8184</text:p>
                <draw:g>
                  <svg:desc>Tabelle1.C30:Tabelle1.G30</svg:desc>
                </draw:g>
              </table:table-cell>
              <table:table-cell office:value-type="float" office:value="10.7876">
                <text:p>10.7876</text:p>
              </table:table-cell>
              <table:table-cell office:value-type="float" office:value="4.5106">
                <text:p>4.5106</text:p>
              </table:table-cell>
              <table:table-cell office:value-type="float" office:value="1.3397">
                <text:p>1.3397</text:p>
              </table:table-cell>
              <table:table-cell office:value-type="float" office:value="0.3039">
                <text:p>0.3039</text:p>
              </table:table-cell>
            </table:table-row>
            <table:table-row>
              <table:table-cell office:value-type="string">
                <text:p>Asian Call Prices. Averaging factor: 75% of Maturity</text:p>
                <draw:g>
                  <svg:desc>Tabelle1.I25:Tabelle1.I25</svg:desc>
                </draw:g>
              </table:table-cell>
              <table:table-cell office:value-type="float" office:value="19.7756">
                <text:p>19.7756</text:p>
                <draw:g>
                  <svg:desc>Tabelle1.J30:Tabelle1.N30</svg:desc>
                </draw:g>
              </table:table-cell>
              <table:table-cell office:value-type="float" office:value="10.4633">
                <text:p>10.4633</text:p>
              </table:table-cell>
              <table:table-cell office:value-type="float" office:value="3.9391">
                <text:p>3.9391</text:p>
              </table:table-cell>
              <table:table-cell office:value-type="float" office:value="0.9485">
                <text:p>0.9485</text:p>
              </table:table-cell>
              <table:table-cell office:value-type="float" office:value="0.1489">
                <text:p>0.1489</text:p>
              </table:table-cell>
            </table:table-row>
            <table:table-row>
              <table:table-cell office:value-type="string">
                <text:p>Asian Call Prices. Averaging factor: 100% of Maturity</text:p>
                <draw:g>
                  <svg:desc>Tabelle1.B45:Tabelle1.B45</svg:desc>
                </draw:g>
              </table:table-cell>
              <table:table-cell office:value-type="float" office:value="19.7894">
                <text:p>19.7894</text:p>
                <draw:g>
                  <svg:desc>Tabelle1.C50:Tabelle1.G50</svg:desc>
                </draw:g>
              </table:table-cell>
              <table:table-cell office:value-type="float" office:value="10.1407">
                <text:p>10.1407</text:p>
              </table:table-cell>
              <table:table-cell office:value-type="float" office:value="3.2103">
                <text:p>3.2103</text:p>
              </table:table-cell>
              <table:table-cell office:value-type="float" office:value="0.5115">
                <text:p>0.5115</text:p>
              </table:table-cell>
              <table:table-cell office:value-type="float" office:value="0.0347">
                <text:p>0.03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data-label-number="value" chart:data-label-text="false" chart:data-label-symbol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chart-properties chart:solid-type="cuboid" chart:data-label-number="none" chart:data-label-text="false" chart:data-label-symbol="false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569cm" svg:height="11.684cm" xlink:href=".." xlink:type="simple" chart:class="chart:line" chart:style-name="ch1">
        <chart:title svg:x="4.724cm" svg:y="0cm" chart:style-name="ch2">
          <text:p>European vs Asian; maturity 2, various strikes and averaging factor</text:p>
        </chart:title>
        <chart:legend chart:legend-position="end" svg:x="15.334cm" svg:y="3.766cm" style:legend-expansion="high" chart:style-name="ch3"/>
        <chart:plot-area chart:style-name="ch4" table:cell-range-address="Tabelle1.B5:Tabelle1.B5 Tabelle1.C22:Tabelle1.G22 Tabelle1.I5:Tabelle1.I5 Tabelle1.J22:Tabelle1.N22 Tabelle1.B25:Tabelle1.B25 Tabelle1.C42:Tabelle1.G42 Tabelle1.I25:Tabelle1.I25 Tabelle1.J42:Tabelle1.N42 Tabelle1.B45:Tabelle1.B45 Tabelle1.C62:Tabelle1.G62" chart:data-source-has-labels="column" svg:x="1.072cm" svg:y="0.867cm" svg:width="13.167cm" svg:height="9.929cm">
          <chartooo:coordinate-region svg:x="1.697cm" svg:y="1.065cm" svg:width="12.452cm" svg:height="9.08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abelle1.C22:Tabelle1.G22" chart:label-cell-address="Tabelle1.B5:Tabelle1.B5" chart:class="chart:line">
            <chart:data-point chart:repeated="5"/>
          </chart:series>
          <chart:series chart:style-name="ch8" chart:values-cell-range-address="Tabelle1.J22:Tabelle1.N22" chart:label-cell-address="Tabelle1.I5:Tabelle1.I5" chart:class="chart:line">
            <chart:data-point chart:repeated="5"/>
          </chart:series>
          <chart:series chart:style-name="ch9" chart:values-cell-range-address="Tabelle1.C42:Tabelle1.G42" chart:label-cell-address="Tabelle1.B25:Tabelle1.B25" chart:class="chart:line">
            <chart:data-point chart:style-name="ch10" chart:repeated="5"/>
          </chart:series>
          <chart:series chart:style-name="ch11" chart:values-cell-range-address="Tabelle1.J42:Tabelle1.N42" chart:label-cell-address="Tabelle1.I25:Tabelle1.I25" chart:class="chart:line">
            <chart:data-point chart:repeated="5"/>
          </chart:series>
          <chart:series chart:style-name="ch12" chart:values-cell-range-address="Tabelle1.C62:Tabelle1.G62" chart:label-cell-address="Tabelle1.B45:Tabelle1.B45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European Call Prices</text:p>
                <draw:g>
                  <svg:desc>Tabelle1.B5:Tabelle1.B5</svg:desc>
                </draw:g>
              </table:table-cell>
              <table:table-cell office:value-type="float" office:value="23.2891">
                <text:p>23.2891</text:p>
                <draw:g>
                  <svg:desc>Tabelle1.C22:Tabelle1.G22</svg:desc>
                </draw:g>
              </table:table-cell>
              <table:table-cell office:value-type="float" office:value="16.8632">
                <text:p>16.8632</text:p>
              </table:table-cell>
              <table:table-cell office:value-type="float" office:value="11.8824">
                <text:p>11.8824</text:p>
              </table:table-cell>
              <table:table-cell office:value-type="float" office:value="8.1815">
                <text:p>8.1815</text:p>
              </table:table-cell>
              <table:table-cell office:value-type="float" office:value="5.5617">
                <text:p>5.5617</text:p>
              </table:table-cell>
            </table:table-row>
            <table:table-row>
              <table:table-cell office:value-type="string">
                <text:p>Asian Call Prices. Averaging factor: 25% of Maturity</text:p>
                <draw:g>
                  <svg:desc>Tabelle1.I5:Tabelle1.I5</svg:desc>
                </draw:g>
              </table:table-cell>
              <table:table-cell office:value-type="float" office:value="22.7866">
                <text:p>22.7866</text:p>
                <draw:g>
                  <svg:desc>Tabelle1.J22:Tabelle1.N22</svg:desc>
                </draw:g>
              </table:table-cell>
              <table:table-cell office:value-type="float" office:value="15.8691">
                <text:p>15.8691</text:p>
              </table:table-cell>
              <table:table-cell office:value-type="float" office:value="10.6663">
                <text:p>10.6663</text:p>
              </table:table-cell>
              <table:table-cell office:value-type="float" office:value="6.9607">
                <text:p>6.9607</text:p>
              </table:table-cell>
              <table:table-cell office:value-type="float" office:value="4.3399">
                <text:p>4.3399</text:p>
              </table:table-cell>
            </table:table-row>
            <table:table-row>
              <table:table-cell office:value-type="string">
                <text:p>Asian Call Prices. Averaging factor: 50% of Maturity</text:p>
                <draw:g>
                  <svg:desc>Tabelle1.B25:Tabelle1.B25</svg:desc>
                </draw:g>
              </table:table-cell>
              <table:table-cell office:value-type="float" office:value="22.1371">
                <text:p>22.1371</text:p>
                <draw:g>
                  <svg:desc>Tabelle1.C42:Tabelle1.G42</svg:desc>
                </draw:g>
              </table:table-cell>
              <table:table-cell office:value-type="float" office:value="14.9002">
                <text:p>14.9002</text:p>
              </table:table-cell>
              <table:table-cell office:value-type="float" office:value="9.5493">
                <text:p>9.5493</text:p>
              </table:table-cell>
              <table:table-cell office:value-type="float" office:value="5.8347">
                <text:p>5.8347</text:p>
              </table:table-cell>
              <table:table-cell office:value-type="float" office:value="3.3464">
                <text:p>3.3464</text:p>
              </table:table-cell>
            </table:table-row>
            <table:table-row>
              <table:table-cell office:value-type="string">
                <text:p>Asian Call Prices. Averaging factor: 75% of Maturity</text:p>
                <draw:g>
                  <svg:desc>Tabelle1.I25:Tabelle1.I25</svg:desc>
                </draw:g>
              </table:table-cell>
              <table:table-cell office:value-type="float" office:value="21.3825">
                <text:p>21.3825</text:p>
                <draw:g>
                  <svg:desc>Tabelle1.J42:Tabelle1.N42</svg:desc>
                </draw:g>
              </table:table-cell>
              <table:table-cell office:value-type="float" office:value="13.8094">
                <text:p>13.8094</text:p>
              </table:table-cell>
              <table:table-cell office:value-type="float" office:value="8.2124">
                <text:p>8.2124</text:p>
              </table:table-cell>
              <table:table-cell office:value-type="float" office:value="4.5823">
                <text:p>4.5823</text:p>
              </table:table-cell>
              <table:table-cell office:value-type="float" office:value="2.3426">
                <text:p>2.3426</text:p>
              </table:table-cell>
            </table:table-row>
            <table:table-row>
              <table:table-cell office:value-type="string">
                <text:p>Asian Call Prices. Averaging factor: 100% of Maturity</text:p>
                <draw:g>
                  <svg:desc>Tabelle1.B45:Tabelle1.B45</svg:desc>
                </draw:g>
              </table:table-cell>
              <table:table-cell office:value-type="float" office:value="20.6034">
                <text:p>20.6034</text:p>
                <draw:g>
                  <svg:desc>Tabelle1.C62:Tabelle1.G62</svg:desc>
                </draw:g>
              </table:table-cell>
              <table:table-cell office:value-type="float" office:value="12.5276">
                <text:p>12.5276</text:p>
              </table:table-cell>
              <table:table-cell office:value-type="float" office:value="6.685">
                <text:p>6.685</text:p>
              </table:table-cell>
              <table:table-cell office:value-type="float" office:value="3.2254">
                <text:p>3.2254</text:p>
              </table:table-cell>
              <table:table-cell office:value-type="float" office:value="1.3522">
                <text:p>1.35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